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ScriptSource.suggestedClas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ScriptSource.ResourceScriptSource( Encoded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ScriptSource.is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ScriptSource.setEncoding( @ Nullable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sourceScript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criptSource.retrieveLastModifiedTi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ScriptSource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criptSource.getScript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ScriptSource.ResourceScriptSource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